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1.01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1" draw:style-name="gr1" svg:width="12.08pt" svg:height="0.62pt" svg:x="885.54pt" svg:y="142.02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61" table:default-cell-style-name="ce1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nish Reading What Got You Here Won’t Get You Ther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ctio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lement A Simple PageRank Algorith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termine Final Core Features in Engin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derstand How WebPages Are Index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/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lement Huffman Compression in Golang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lement Huffman Compression in Python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 Arithmetic Encoding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.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lement An Integer Compression Algorithm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table:number-columns-repeated="61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creator>HP</dc:creator>
    <meta:creation-date>2019-10-07T18:13:16Z</meta:creation-date>
    <dc:date>2019-10-09T23:55:14Z</dc:date>
    <meta:editing-cycles>8</meta:editing-cycles>
    <meta:editing-duration>PT670S</meta:editing-duration>
    <meta:document-statistic meta:table-count="1" meta:cell-count="2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treat-empty-cells="ignore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0.426cm" svg:height="0.022cm" xlink:href="." xlink:type="simple" chart:class="chart:scatter" chart:style-name="ch1">
        <chart:plot-area chart:style-name="ch2" chart:data-source-has-labels="both" svg:x="0cm" svg:y="0cm" svg:width="0.426cm" svg:height="0.022cm">
          <chartooo:coordinate-region svg:x="0.284cm" svg:y="0.007cm" svg:width="0.142cm" svg:height="0.007cm"/>
          <chart:axis chart:dimension="x" chart:name="primary-x" chart:style-name="ch3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Expected</text:p>
              </table:table-cell>
              <table:table-cell office:value-type="string">
                <text:p>Unnamed Series 3</text:p>
              </table:table-cell>
              <table:table-cell office:value-type="string">
                <text:p>Act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